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fenced open="∣" close="〉">
                <mrow>
                  <mo stretchy="false">ψ</mo>
                  <mrow>
                    <mo stretchy="false">(</mo>
                    <mrow>
                      <mstyle mathvariant="bold">
                        <mrow>
                          <mi>r</mi>
                        </mrow>
                      </mstyle>
                      <mi>,</mi>
                      <mi>t</mi>
                    </mrow>
                    <mo stretchy="false">)</mo>
                  </mrow>
                </mrow>
              </mfenced>
              <mo stretchy="false">=</mo>
              <mover accent="true">
                <mi>a</mi>
                <mo stretchy="false">̂</mo>
              </mover>
            </mrow>
            <mi>exp</mi>
            <mfenced open="(" close=")">
              <mrow>
                <mrow>
                  <mo stretchy="false">−</mo>
                  <mrow>
                    <mfrac>
                      <mi>i</mi>
                      <mo stretchy="false">ℏ</mo>
                    </mfrac>
                  </mrow>
                </mrow>
                <msup>
                  <mi>p</mi>
                  <mo stretchy="false">μ</mo>
                </msup>
                <msub>
                  <mi>x</mi>
                  <mo stretchy="false">μ</mo>
                </msub>
              </mrow>
            </mfenced>
          </mrow>
        </mtd>
      </mtr>
      <mtr>
        <mtd>
          <mrow>
            <mrow>
              <mi/>
              <mo stretchy="false">=</mo>
              <mover accent="true">
                <mi>a</mi>
                <mo stretchy="false">̂</mo>
              </mover>
            </mrow>
            <mi>exp</mi>
            <mfenced open="[" close="]">
              <mrow>
                <mfrac>
                  <mi>i</mi>
                  <mo stretchy="false">ℏ</mo>
                </mfrac>
                <mrow>
                  <mo stretchy="false">(</mo>
                  <mrow>
                    <mrow>
                      <mrow>
                        <mstyle mathvariant="bold">
                          <mrow>
                            <mi>p</mi>
                          </mrow>
                        </mstyle>
                        <mo stretchy="false">⋅</mo>
                        <mstyle mathvariant="bold">
                          <mrow>
                            <mi>r</mi>
                          </mrow>
                        </mstyle>
                      </mrow>
                      <mo stretchy="false">−</mo>
                      <mi>E</mi>
                    </mrow>
                    <mi>t</mi>
                  </mrow>
                  <mo stretchy="false">)</mo>
                </mrow>
              </mrow>
            </mfenced>
          </mrow>
        </mtd>
      </mtr>
    </mtable>
    <annotation encoding="StarMath 5.0">alignl left lline %ipsi (bold r , t) right rangle
=
hat a exp left (- {i over hbar} p ^%imu x _%imu right ) newline
alignl ~~~~~~~~~~~=
hat a exp left [ i over hbar (bold p cdot bold r - E t) 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3:52:31.715000000</meta:creation-date>
    <meta:generator>LibreOffice/4.1.4.2$Windows_x86 LibreOffice_project/0a0440ccc0227ad9829de5f46be37cfb6edcf72</meta:generator>
  </office:meta>
</office:document-meta>
</file>